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7f00" draw:fill-color="#ff7f00" draw:textarea-horizontal-align="justify" draw:textarea-vertical-align="middle" draw:auto-grow-height="false" fo:min-height="2.163cm" fo:min-width="2.929cm"/>
    </style:style>
    <style:style style:name="gr2" style:family="graphic" style:parent-style-name="standard">
      <style:graphic-properties svg:stroke-color="#ff7f00" draw:fill="solid" draw:fill-color="#ff7f00" draw:textarea-horizontal-align="justify" draw:textarea-vertical-align="middle" draw:auto-grow-height="false" fo:min-height="2.163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7f00" draw:fill-color="#ff7f00" draw:textarea-horizontal-align="justify" draw:textarea-vertical-align="middle" draw:auto-grow-height="false" fo:min-height="0.766cm" fo:min-width="0.643cm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0.643cm"/>
    </style:style>
    <style:style style:name="gr6" style:family="graphic" style:parent-style-name="standard">
      <style:graphic-properties draw:fill-color="#2bd22b" draw:textarea-horizontal-align="justify" draw:textarea-vertical-align="middle" draw:auto-grow-height="false" fo:min-height="0.688cm" fo:min-width="0.644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ff7f00"/>
      <style:paragraph-properties fo:text-align="center"/>
    </style:style>
    <style:style style:name="P3" style:family="paragraph">
      <loext:graphic-properties draw:fill="solid" draw:fill-color="#ff7f00"/>
      <style:paragraph-properties fo:text-align="center"/>
    </style:style>
    <style:style style:name="P4" style:family="paragraph">
      <loext:graphic-properties draw:fill-color="#ff7f00"/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2bd22b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429cm" svg:height="2.413cm" svg:x="17.256cm" svg:y="4.683cm">
          <text:p text:style-name="P1">FIR Real SSE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2.413cm" svg:x="12.938cm" svg:y="4.683cm">
          <text:p text:style-name="P1">Zero Pad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429cm" svg:height="2.413cm" svg:x="8.62cm" svg:y="4.683cm">
          <text:p text:style-name="P1">MFSK Mapper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3.429cm" svg:height="2.413cm" svg:x="21.574cm" svg:y="4.683cm">
          <text:p text:style-name="P1"><text:span text:style-name="T1">Ph</text:span><text:span text:style-name="T1">as</text:span><text:span text:style-name="T1">e </text:span><text:span text:style-name="T1">To </text:span><text:span text:style-name="T1">A</text:span><text:span text:style-name="T1">m</text:span><text:span text:style-name="T1">p</text:span></text:p>
          <text:p text:style-name="P1"><text:span text:style-name="T1">C</text:span><text:span text:style-name="T1">O</text:span><text:span text:style-name="T1">R</text:span><text:span text:style-name="T1">DI</text:span><text:span text:style-name="T1">C</text:span></text:p>
          <text:p text:style-name="P1"><text:span text:style-name="T1">R</text:span><text:span text:style-name="T1">C</text:span><text:span text:style-name="T1">C </text:span><text:span text:style-name="T1">Ap</text:span><text:span text:style-name="T1">p</text:span></text:p>
          <text:p text:style-name="P1"><text:span text:style-name="T1">W</text:span><text:span text:style-name="T1">or</text:span><text:span text:style-name="T1">k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429cm" svg:height="2.413cm" svg:x="17.383cm" svg:y="11.668cm">
          <text:p text:style-name="P1">FIR Real SSE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3.429cm" svg:height="2.413cm" svg:x="21.701cm" svg:y="11.668cm">
          <text:p text:style-name="P1"><text:span text:style-name="T1">R</text:span><text:span text:style-name="T1">P </text:span><text:span text:style-name="T1">C</text:span><text:span text:style-name="T1">O</text:span><text:span text:style-name="T1">R</text:span><text:span text:style-name="T1">DI</text:span><text:span text:style-name="T1">C</text:span></text:p>
          <text:p text:style-name="P1"><text:span text:style-name="T1">R</text:span><text:span text:style-name="T1">C</text:span><text:span text:style-name="T1">C </text:span><text:span text:style-name="T1">Ap</text:span><text:span text:style-name="T1">p</text:span></text:p>
          <text:p text:style-name="P1"><text:span text:style-name="T1">W</text:span><text:span text:style-name="T1">or</text:span><text:span text:style-name="T1">k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429cm" svg:height="2.413cm" svg:x="4.429cm" svg:y="11.668cm">
          <text:p text:style-name="P1">File Write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429cm" svg:height="2.413cm" svg:x="8.747cm" svg:y="11.668cm">
          <text:p text:style-name="P1">Real Digitizer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29cm" svg:height="2.413cm" svg:x="4.302cm" svg:y="4.683cm">
          <text:p text:style-name="P1">File Read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429cm" svg:height="2.413cm" svg:x="13.065cm" svg:y="11.668cm">
          <text:p text:style-name="P1">Baud Tracking</text:p>
          <text:p text:style-name="P1">RCC App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731cm" svg:y1="5.889cm" svg:x2="8.62cm" svg:y2="5.889cm" draw:start-shape="id1" draw:start-glue-point="1" draw:end-shape="id2" draw:end-glue-point="3" svg:d="M7731 5889h889" svg:viewBox="0 0 890 1">
          <text:p/>
        </draw:connector>
        <draw:connector draw:style-name="gr3" draw:text-style-name="P5" draw:layer="layout" svg:x1="12.049cm" svg:y1="5.889cm" svg:x2="12.938cm" svg:y2="5.889cm" draw:start-shape="id2" draw:start-glue-point="1" draw:end-shape="id3" draw:end-glue-point="3" svg:d="M12049 5889h889" svg:viewBox="0 0 890 1">
          <text:p/>
        </draw:connector>
        <draw:connector draw:style-name="gr3" draw:text-style-name="P5" draw:layer="layout" svg:x1="16.367cm" svg:y1="5.889cm" svg:x2="17.256cm" svg:y2="5.889cm" draw:start-shape="id3" draw:start-glue-point="1" draw:end-shape="id4" draw:end-glue-point="3" svg:d="M16367 5889h889" svg:viewBox="0 0 890 1">
          <text:p/>
        </draw:connector>
        <draw:connector draw:style-name="gr3" draw:text-style-name="P5" draw:layer="layout" svg:x1="20.685cm" svg:y1="5.889cm" svg:x2="21.574cm" svg:y2="5.889cm" draw:start-shape="id4" draw:start-glue-point="1" draw:end-shape="id5" draw:end-glue-point="3" svg:d="M20685 5889h889" svg:viewBox="0 0 890 1">
          <text:p/>
        </draw:connector>
        <draw:connector draw:style-name="gr3" draw:text-style-name="P5" draw:layer="layout" draw:line-skew="0.897cm" svg:x1="25.003cm" svg:y1="5.889cm" svg:x2="25.13cm" svg:y2="12.874cm" draw:start-shape="id5" draw:start-glue-point="1" draw:end-shape="id6" draw:end-glue-point="1" svg:d="M25003 5889h1524v6985h-1397" svg:viewBox="0 0 1525 6986">
          <text:p/>
        </draw:connector>
        <draw:connector draw:style-name="gr3" draw:text-style-name="P5" draw:layer="layout" svg:x1="21.701cm" svg:y1="12.874cm" svg:x2="20.812cm" svg:y2="12.874cm" draw:start-shape="id6" draw:start-glue-point="3" draw:end-shape="id7" draw:end-glue-point="1" svg:d="M21701 12874h-889" svg:viewBox="0 0 890 1">
          <text:p/>
        </draw:connector>
        <draw:connector draw:style-name="gr3" draw:text-style-name="P5" draw:layer="layout" svg:x1="17.383cm" svg:y1="12.874cm" svg:x2="16.494cm" svg:y2="12.874cm" draw:start-shape="id7" draw:start-glue-point="3" draw:end-shape="id8" draw:end-glue-point="1" svg:d="M17383 12874h-889" svg:viewBox="0 0 890 1">
          <text:p/>
        </draw:connector>
        <draw:connector draw:style-name="gr3" draw:text-style-name="P5" draw:layer="layout" svg:x1="13.065cm" svg:y1="12.874cm" svg:x2="12.176cm" svg:y2="12.874cm" draw:start-shape="id8" draw:start-glue-point="3" draw:end-shape="id9" draw:end-glue-point="1" svg:d="M13065 12874h-889" svg:viewBox="0 0 890 1">
          <text:p/>
        </draw:connector>
        <draw:connector draw:style-name="gr3" draw:text-style-name="P5" draw:layer="layout" svg:x1="8.747cm" svg:y1="12.874cm" svg:x2="7.858cm" svg:y2="12.874cm" draw:start-shape="id9" draw:start-glue-point="3" draw:end-shape="id10" draw:end-glue-point="1" svg:d="M8747 12874h-889" svg:viewBox="0 0 890 1">
          <text:p/>
        </draw:connector>
        <draw:custom-shape draw:style-name="gr4" draw:text-style-name="P2" draw:layer="layout" svg:width="1.143cm" svg:height="1.016cm" svg:x="2.524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143cm" svg:height="1.016cm" svg:x="2.524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1" draw:id="id11" draw:layer="layout" svg:width="1.143cm" svg:height="1.778cm" svg:x="2.397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7" xml:id="id12" draw:id="id12" draw:layer="layout" svg:width="1.143cm" svg:height="1.778cm" svg:x="2.524cm" svg:y="14.46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5" draw:layer="layout" svg:x1="2.969cm" svg:y1="7.604cm" svg:x2="4.302cm" svg:y2="5.889cm" draw:start-shape="id11" draw:start-glue-point="5" draw:end-shape="id1" draw:end-glue-point="3" svg:d="M2969 7604v-1715h1333" svg:viewBox="0 0 1334 1716">
          <text:p/>
        </draw:connector>
        <draw:connector draw:style-name="gr3" draw:text-style-name="P5" draw:layer="layout" svg:x1="4.429cm" svg:y1="12.874cm" svg:x2="3.096cm" svg:y2="14.462cm" draw:start-shape="id10" draw:start-glue-point="3" draw:end-shape="id12" draw:end-glue-point="5" svg:d="M4429 12874h-1333v1588" svg:viewBox="0 0 1334 1589">
          <text:p/>
        </draw:connector>
        <draw:frame draw:style-name="gr7" draw:text-style-name="P8" draw:layer="layout" svg:width="5.08cm" svg:height="1.016cm" svg:x="3.667cm" svg:y="1.635cm">
          <draw:text-box>
            <text:p>Software Worker</text:p>
          </draw:text-box>
        </draw:frame>
        <draw:frame draw:style-name="gr7" draw:text-style-name="P8" draw:layer="layout" svg:width="5.08cm" svg:height="1.016cm" svg:x="3.667cm" svg:y="3.159cm">
          <draw:text-box>
            <text:p>FPGA Work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3:03:53.930283330</meta:creation-date>
    <dc:date>2019-08-06T15:25:59.998931670</dc:date>
    <meta:editing-duration>PT24M55S</meta:editing-duration>
    <meta:editing-cycles>6</meta:editing-cycles>
    <meta:generator>LibreOffice/5.3.6.1$Linux_X86_64 LibreOffice_project/30$Build-1</meta:generator>
    <meta:document-statistic meta:object-count="27"/>
  </office:meta>
</office:document-meta>
</file>